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B9200001D8600000CC8D6B84EAFDC177506.svg" manifest:media-type="image/svg+xml"/>
  <manifest:file-entry manifest:full-path="Pictures/100002010000011E0000007CA2D9B3E05606A5EF.png" manifest:media-type="image/png"/>
  <manifest:file-entry manifest:full-path="Pictures/100002010000008C00000082167D55D21874DC01.png" manifest:media-type="image/png"/>
  <manifest:file-entry manifest:full-path="Pictures/100002010000008C00000082879E448457A875CA.png" manifest:media-type="image/png"/>
  <manifest:file-entry manifest:full-path="Pictures/100002010000011E0000007CE6643A47897A8C36.png" manifest:media-type="image/png"/>
  <manifest:file-entry manifest:full-path="Pictures/1000044300000E8500000D6720C5485F3C22E058.svg" manifest:media-type="image/svg+xml"/>
  <manifest:file-entry manifest:full-path="Pictures/10000A4A00001D8600000CC8DC3FA8F3E09BBEAA.svg" manifest:media-type="image/svg+xml"/>
  <manifest:file-entry manifest:full-path="Pictures/1000043F00000E8500000D67F4F05BF0B57DBC7B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09cm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2.972cm"/>
    </style:style>
    <style:style style:name="gr4" style:family="graphic" style:parent-style-name="standard">
      <style:graphic-properties draw:stroke="none" svg:stroke-color="#000000" draw:fill="none" draw:fill-color="#ffffff" fo:min-height="2.036cm"/>
    </style:style>
    <style:style style:name="P1" style:family="paragraph">
      <style:paragraph-properties fo:text-align="center"/>
      <style:text-properties fo:font-size="18pt" fo:font-weight="bold" style:font-size-asian="18pt" style:font-size-complex="18pt"/>
    </style:style>
    <style:style style:name="P2" style:family="paragraph">
      <loext:graphic-properties draw:fill="none" draw:fill-color="#ffffff"/>
      <style:paragraph-properties fo:text-align="center"/>
      <style:text-properties fo:font-size="18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color="#000000" fo:font-size="16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08cm" svg:height="2.384cm" svg:x="2.397cm" svg:y="8.719cm">
          <draw:text-box>
            <text:p text:style-name="P1"><text:span text:style-name="T1">B</text:span><text:span text:style-name="T1">a</text:span><text:span text:style-name="T1">n</text:span><text:span text:style-name="T1">y</text:span><text:span text:style-name="T1">a</text:span><text:span text:style-name="T1">n</text:span></text:p>
            <text:p text:style-name="P1"><text:span text:style-name="T1">O</text:span><text:span text:style-name="T1">n</text:span><text:span text:style-name="T1">e</text:span><text:span text:style-name="T1">G</text:span><text:span text:style-name="T1">P</text:span><text:span text:style-name="T1">I</text:span><text:span text:style-name="T1">O</text:span></text:p>
            <text:p text:style-name="P1"><text:span text:style-name="T1">M</text:span><text:span text:style-name="T1">e</text:span><text:span text:style-name="T1">s</text:span><text:span text:style-name="T1">s</text:span><text:span text:style-name="T1">a</text:span><text:span text:style-name="T1">g</text:span><text:span text:style-name="T1">e</text:span><text:span text:style-name="T1">s</text:span></text:p>
          </draw:text-box>
        </draw:frame>
        <draw:g>
          <draw:frame draw:style-name="gr2" draw:text-style-name="P3" draw:layer="layout" svg:width="3.716cm" svg:height="3.43cm" svg:x="10.769cm" svg:y="8.181cm">
            <draw:image xlink:href="Pictures/1000044300000E8500000D6720C5485F3C22E058.svg" xlink:type="simple" xlink:show="embed" xlink:actuate="onLoad" loext:mime-type="image/svg+xml">
              <text:p/>
            </draw:image>
            <draw:image xlink:href="Pictures/100002010000008C00000082167D55D21874DC01.png" xlink:type="simple" xlink:show="embed" xlink:actuate="onLoad" loext:mime-type="image/png"/>
          </draw:frame>
          <draw:frame draw:style-name="gr2" draw:text-style-name="P3" draw:layer="layout" svg:width="3.716cm" svg:height="3.43cm" svg:x="13.932cm" svg:y="8.211cm">
            <draw:image xlink:href="Pictures/1000043F00000E8500000D67F4F05BF0B57DBC7B.svg" xlink:type="simple" xlink:show="embed" xlink:actuate="onLoad" loext:mime-type="image/svg+xml">
              <text:p/>
            </draw:image>
            <draw:image xlink:href="Pictures/100002010000008C00000082879E448457A875CA.png" xlink:type="simple" xlink:show="embed" xlink:actuate="onLoad" loext:mime-type="image/png"/>
          </draw:frame>
        </draw:g>
        <draw:frame draw:style-name="gr3" draw:text-style-name="P4" draw:layer="layout" svg:width="7.874cm" svg:height="3.222cm" svg:x="10.271cm" svg:y="10.017cm">
          <draw:text-box>
            <text:p/>
            <text:p/>
            <text:p text:style-name="P3"><text:span text:style-name="T2">Python Banyan</text:span></text:p>
            <text:p text:style-name="P3"><text:span text:style-name="T2">Hardware Gateway </text:span></text:p>
          </draw:text-box>
        </draw:frame>
        <draw:frame draw:style-name="gr4" draw:text-style-name="P2" draw:layer="layout" svg:width="6.223cm" svg:height="2.384cm" svg:x="20.004cm" svg:y="9.019cm">
          <draw:text-box>
            <text:p text:style-name="P1"><text:span text:style-name="T1">Hardware</text:span></text:p>
            <text:p text:style-name="P1"><text:span text:style-name="T1">API</text:span></text:p>
            <text:p text:style-name="P1"><text:span text:style-name="T1"/></text:p>
          </draw:text-box>
        </draw:frame>
        <draw:frame draw:style-name="gr2" draw:text-style-name="P3" draw:layer="layout" svg:width="3.472cm" svg:height="1.503cm" svg:x="7.257cm" svg:y="9.16cm">
          <draw:image xlink:href="Pictures/10000A4A00001D8600000CC8DC3FA8F3E09BBEAA.svg" xlink:type="simple" xlink:show="embed" xlink:actuate="onLoad" loext:mime-type="image/svg+xml">
            <text:p/>
          </draw:image>
          <draw:image xlink:href="Pictures/100002010000011E0000007CA2D9B3E05606A5EF.png" xlink:type="simple" xlink:show="embed" xlink:actuate="onLoad" loext:mime-type="image/png"/>
        </draw:frame>
        <draw:frame draw:style-name="gr2" draw:text-style-name="P3" draw:layer="layout" svg:width="3.355cm" svg:height="1.452cm" svg:x="17.769cm" svg:y="9.185cm">
          <draw:image xlink:href="Pictures/10000B9200001D8600000CC8D6B84EAFDC177506.svg" xlink:type="simple" xlink:show="embed" xlink:actuate="onLoad" loext:mime-type="image/svg+xml">
            <text:p/>
          </draw:image>
          <draw:image xlink:href="Pictures/100002010000011E0000007CE6643A47897A8C36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0:16:08.561275328</meta:creation-date>
    <dc:date>2019-08-05T12:46:57.230276912</dc:date>
    <meta:editing-duration>PT9M36S</meta:editing-duration>
    <meta:editing-cycles>1</meta:editing-cycles>
    <meta:document-statistic meta:object-count="8"/>
    <meta:generator>LibreOffice/6.2.5.2$Linux_X86_64 LibreOffice_project/20$Build-2</meta:generator>
  </office:meta>
</office:document-meta>
</file>